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2" style:family="graphic" style:parent-style-name="standard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0.021cm" fo:min-width="0cm" fo:padding-top="0.151cm" fo:padding-bottom="0.151cm" fo:padding-left="0.276cm" fo:padding-right="0.276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000000" draw:marker-start-width="0.355cm" draw:marker-end-width="0.355cm" draw:fill="solid" draw:fill-color="#b2b2b2" draw:opacity="50%" fo:min-height="0.683cm" fo:padding-top="0.15cm" fo:padding-bottom="0.15cm" fo:padding-left="0.275cm" fo:padding-right="0.275cm" draw:shadow-opacity="50%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Fira Sans Book" fo:font-size="16pt" fo:font-weight="350" style:font-size-asian="18pt" style:font-size-complex="18pt"/>
    </style:style>
    <style:style style:name="P4" style:family="paragraph">
      <loext:graphic-properties draw:fill="solid" draw:fill-color="#b2b2b2" draw:opacity="50%"/>
      <style:text-properties style:font-name="Fira Sans Book" fo:font-size="16pt" fo:font-weight="350" style:font-size-asian="18pt" style:font-size-complex="18pt"/>
    </style:style>
    <style:style style:name="T1" style:family="text">
      <style:text-properties style:font-name="Fira Sans Book" fo:font-size="16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81cm" svg:height="0.381cm" svg:x="2.27cm" svg:y="2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5.97cm" svg:y="3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7.37cm" svg:y="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.397cm" svg:y1="8.339cm" svg:x2="2.397cm" svg:y2="0.338cm">
          <text:p/>
        </draw:line>
        <draw:line draw:style-name="gr4" draw:text-style-name="P2" draw:layer="layout" svg:x1="1.308cm" svg:y1="7.451cm" svg:x2="9.309cm" svg:y2="7.451cm">
          <text:p/>
        </draw:line>
        <draw:frame draw:style-name="gr5" draw:text-style-name="P4" draw:layer="layout" svg:width="2.713cm" svg:height="0.983cm" svg:x="1.054cm" svg:y="1.305cm">
          <draw:text-box>
            <text:p text:style-name="P3"><text:span text:style-name="T1">+2q, (0,1)</text:span></text:p>
          </draw:text-box>
        </draw:frame>
        <draw:frame draw:style-name="gr5" draw:text-style-name="P4" draw:layer="layout" svg:width="1.576cm" svg:height="0.983cm" svg:x="6.455cm" svg:y="2.506cm">
          <draw:text-box>
            <text:p text:style-name="P3"><text:span text:style-name="T1">(x,y)</text:span></text:p>
          </draw:text-box>
        </draw:frame>
        <draw:frame draw:style-name="gr5" draw:text-style-name="P4" draw:layer="layout" svg:width="2.84cm" svg:height="0.983cm" svg:x="6.288cm" svg:y="7.764cm">
          <draw:text-box>
            <text:p text:style-name="P3"><text:span text:style-name="T1">+q, (1,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13:52:08.662133369</meta:creation-date>
    <dc:date>2018-01-22T14:53:10.561422660</dc:date>
    <meta:editing-duration>PT30M47S</meta:editing-duration>
    <meta:editing-cycles>7</meta:editing-cycles>
    <meta:generator>LibreOffice/5.1.6.2$Linux_X86_64 LibreOffice_project/10m0$Build-2</meta:generator>
    <meta:document-statistic meta:object-count="8"/>
  </office:meta>
</office:document-meta>
</file>